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AutoTypeCheckHandler.handler( String typeName , Class &lt; ? &gt; expectClass , int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TypeAutoTypeCheckHandlerTest.test_for_checkAu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